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d2fe" officeooo:paragraph-rsid="0003d2fe"/>
    </style:style>
    <style:style style:name="P2" style:family="paragraph" style:parent-style-name="Standard" style:list-style-name="L1">
      <style:text-properties officeooo:rsid="0003d2fe" officeooo:paragraph-rsid="0003d2fe"/>
    </style:style>
    <style:style style:name="P3" style:family="paragraph" style:parent-style-name="Standard" style:list-style-name="L2">
      <style:text-properties officeooo:rsid="0004ac82" officeooo:paragraph-rsid="0004ac82"/>
    </style:style>
    <style:style style:name="P4" style:family="paragraph" style:parent-style-name="Standard" style:list-style-name="L3">
      <style:text-properties officeooo:rsid="0004ac82" officeooo:paragraph-rsid="0004ac82"/>
    </style:style>
    <style:style style:name="P5" style:family="paragraph" style:parent-style-name="Standard" style:list-style-name="L4">
      <style:text-properties officeooo:rsid="000522fb" officeooo:paragraph-rsid="000522fb"/>
    </style:style>
    <style:style style:name="P6" style:family="paragraph" style:parent-style-name="Standard" style:list-style-name="L5">
      <style:text-properties officeooo:rsid="000522fb" officeooo:paragraph-rsid="000522fb"/>
    </style:style>
    <style:style style:name="P7" style:family="paragraph" style:parent-style-name="Standard" style:list-style-name="L4">
      <style:text-properties officeooo:rsid="00067802" officeooo:paragraph-rsid="00067802"/>
    </style:style>
    <style:style style:name="P8" style:family="paragraph" style:parent-style-name="Standard" style:list-style-name="L4">
      <style:text-properties officeooo:rsid="00072428" officeooo:paragraph-rsid="00072428"/>
    </style:style>
    <style:style style:name="P9" style:family="paragraph" style:parent-style-name="Standard">
      <style:text-properties officeooo:rsid="00072428" officeooo:paragraph-rsid="00072428"/>
    </style:style>
    <style:style style:name="P10" style:family="paragraph" style:parent-style-name="Standard">
      <style:paragraph-properties fo:margin-left="1.251cm" fo:margin-right="0cm" fo:text-indent="0cm" style:auto-text-indent="false"/>
      <style:text-properties officeooo:rsid="0003d2fe" officeooo:paragraph-rsid="0003d2fe"/>
    </style:style>
    <style:style style:name="P11" style:family="paragraph" style:parent-style-name="Standard">
      <style:paragraph-properties fo:margin-left="1.251cm" fo:margin-right="0cm" fo:text-indent="0cm" style:auto-text-indent="false"/>
      <style:text-properties officeooo:rsid="0004ac82" officeooo:paragraph-rsid="0004ac82"/>
    </style:style>
    <style:style style:name="P12" style:family="paragraph" style:parent-style-name="Standard">
      <style:paragraph-properties fo:margin-left="1.251cm" fo:margin-right="0cm" fo:text-indent="0cm" style:auto-text-indent="false"/>
      <style:text-properties officeooo:rsid="000522fb" officeooo:paragraph-rsid="000522fb"/>
    </style:style>
    <style:style style:name="P13" style:family="paragraph" style:parent-style-name="Standard">
      <style:paragraph-properties fo:margin-left="1.251cm" fo:margin-right="0cm" fo:text-indent="0cm" style:auto-text-indent="false"/>
      <style:text-properties officeooo:rsid="00072428" officeooo:paragraph-rsid="00072428"/>
    </style:style>
    <style:style style:name="P14" style:family="paragraph" style:parent-style-name="Standard">
      <style:paragraph-properties fo:margin-left="0cm" fo:margin-right="0cm" fo:text-indent="0cm" style:auto-text-indent="false"/>
      <style:text-properties officeooo:rsid="0003d2fe" officeooo:paragraph-rsid="0003d2fe"/>
    </style:style>
    <style:style style:name="P15" style:family="paragraph" style:parent-style-name="Standard">
      <style:paragraph-properties fo:margin-left="0cm" fo:margin-right="0cm" fo:text-indent="0cm" style:auto-text-indent="false"/>
      <style:text-properties officeooo:rsid="0004ac82" officeooo:paragraph-rsid="0004ac82"/>
    </style:style>
    <style:style style:name="P16" style:family="paragraph" style:parent-style-name="Standard">
      <style:paragraph-properties fo:margin-left="0cm" fo:margin-right="0cm" fo:text-indent="0cm" style:auto-text-indent="false"/>
      <style:text-properties officeooo:rsid="00072428" officeooo:paragraph-rsid="00072428"/>
    </style:style>
    <style:style style:name="P17" style:family="paragraph" style:parent-style-name="Standard" style:list-style-name="L4">
      <style:paragraph-properties fo:margin-left="1.251cm" fo:margin-right="0cm" fo:text-indent="-0.635cm" style:auto-text-indent="false"/>
      <style:text-properties officeooo:rsid="00072428" officeooo:paragraph-rsid="00072428"/>
    </style:style>
    <style:style style:name="P18" style:family="paragraph" style:parent-style-name="Standard" style:list-style-name="L4">
      <style:paragraph-properties fo:margin-left="0cm" fo:margin-right="0cm" fo:text-indent="-0.635cm" style:auto-text-indent="false"/>
      <style:text-properties officeooo:rsid="00072428" officeooo:paragraph-rsid="00072428"/>
    </style:style>
    <style:style style:name="T1" style:family="text">
      <style:text-properties officeooo:rsid="0003d2fe"/>
    </style:style>
    <style:style style:name="T2" style:family="text">
      <style:text-properties officeooo:rsid="0004ac82"/>
    </style:style>
    <style:style style:name="T3" style:family="text">
      <style:text-properties officeooo:rsid="0007242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42cm" fo:text-indent="-0.635cm" fo:margin-left="2.6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77cm" fo:text-indent="-0.635cm" fo:margin-left="3.2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2cm" fo:text-indent="-0.635cm" fo:margin-left="3.9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47cm" fo:text-indent="-0.635cm" fo:margin-left="4.5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2cm" fo:text-indent="-0.635cm" fo:margin-left="5.1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17cm" fo:text-indent="-0.635cm" fo:margin-left="5.8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2cm" fo:text-indent="-0.635cm" fo:margin-left="6.4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87cm" fo:text-indent="-0.635cm" fo:margin-left="7.0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2cm" fo:text-indent="-0.635cm" fo:margin-left="7.7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57cm" fo:text-indent="-0.635cm" fo:margin-left="8.35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mit das Signierprogramm ordentlich arbeiten kann müssen zunächst noch einige Dienste installiert und Dateien mit den jeweiligen Rechten angelegt werden. Dies erfolgt mittels dem Skript „install.sh“ weches sich im Anhang befindet.</text:p>
      <text:p text:style-name="P9"/>
      <text:p text:style-name="P1">Das Programm und die Homepage, welche den public Key überprüfen und signieren sollen haben folgende Dateien:</text:p>
      <text:list xml:id="list1969864220117787870" text:style-name="L1">
        <text:list-item>
          <text:p text:style-name="P2">/var/pgp/fingerprint</text:p>
        </text:list-item>
        <text:list-item>
          <text:p text:style-name="P2">/var/pgp/ldap_name</text:p>
        </text:list-item>
        <text:list-item>
          <text:p text:style-name="P2">/var/pgp/name</text:p>
        </text:list-item>
        <text:list-item>
          <text:p text:style-name="P2">/var/pgp/signieren.sh</text:p>
        </text:list-item>
        <text:list-item>
          <text:p text:style-name="P2">/var/pgp/signierprogramm</text:p>
        </text:list-item>
        <text:list-item>
          <text:p text:style-name="P2">/var/pgp/sign.log</text:p>
        </text:list-item>
        <text:list-item>
          <text:p text:style-name="P2">/var/www/index.html</text:p>
        </text:list-item>
        <text:list-item>
          <text:p text:style-name="P2">/var/www/signieren.php</text:p>
        </text:list-item>
      </text:list>
      <text:p text:style-name="P1"/>
      <text:p text:style-name="P1">Für was die einzelnen Daten sind erkläre ich nun im folgenden:</text:p>
      <text:p text:style-name="P1">1. /var/pgp/fingerprint</text:p>
      <text:p text:style-name="P10">Die Datei „fingerprint“ ist ein Zwischenspeicher für den mit dem Programm „gpg“ aus dem public Key ausgelesenen Fingerprint. Die Datei wird von dem Programm „signierprogramm“ beschrieben und anschließend wieder ausgelesen.</text:p>
      <text:p text:style-name="P14">2. /var/pgp/ldap_name</text:p>
      <text:p text:style-name="P10">Die Datei „ldap_name“ ist ein Zwischenspeicher für den mit dem Programm „ldapsearch“ aus dem ldap-Sever ausgelesenen Displaynamen. Die Datei wird von dem Programm „signierprogramm“ beschrieben und anschließend wieder ausgelesen.</text:p>
      <text:p text:style-name="P14">3. /var/pgp/name</text:p>
      <text:p text:style-name="P10">Die Datei „name“ ist ebenfalls ein Zwischenspeicher wie die Datei „fingerprint“. Allerdings enthält die Datei diesesmal den aus dem public Key ausgelesenen Namen. Die Datei wird ebenfalls von dem Programm „signierprogramm“ beschrieben und anschließend wieder ausgelesen.</text:p>
      <text:p text:style-name="P14">4. /var/pgp/signieren.sh</text:p>
      <text:p text:style-name="P10">Die Datei „signieren.sh“ ist wie der Name bereits sagt ein Bashscript. Dieses Script <text:span text:style-name="T2">verwendet das „gpg“-Programm um den public Key zu signieren. Die Datei</text:span> <text:span text:style-name="T2">beinhaltet den „expect“-Mechanismus, d.h. es ruft zunächst einen Befehl auf und erwartet anschließend eine Frage, welche üblicherweise mit einer Benutzereingabe beantwortet werden muss. Das Script erwartet allerdings bereits vordefinierte Fragen und beantwortet diese anschließend voll automatisch mit einem „send“-Befehl. In unserem Fall erwartet das Script zwei unterschiedliche Fragen:</text:span></text:p>
      <text:list xml:id="list6122012427465941824" text:style-name="L2">
        <text:list-item>
          <text:p text:style-name="P3">Für den Fall, dass ein Key mehrere Mailadressen hat möchte „gpg“ wissen, ob alle Mailadressen signiert werden. Das Script beantwortet diese Frage mit einem „y“</text:p>
        </text:list-item>
        <text:list-item>
          <text:p text:style-name="P3">„gpg“ möchte in jedem Fall eine Rückmeldung, ob man sich sicher is, dass der Key unterschrieben werden soll. Das Script beantwortet diese Frage ebenfalls mit einem „y“.</text:p>
        </text:list-item>
      </text:list>
      <text:p text:style-name="P11">Da das Script bei zwei Fragen nicht ordnungsgemäß funktioniert muss es noch eine dritte Frage beinhalten. Diese Frage ist nur obligatorisch und dadurch wird das Script beendet.</text:p>
      <text:p text:style-name="P11">Da die erste Zeile immer den zu signierenden Key benötigt muss das Script immer zur Laufzeit erstellt werden. Das Programm „signierprogramm“ erstellt die Datei. Das Script wird nachg erfolgreicher Überprüfung am Ende der „signieren.php“-Seite aufgerufen.</text:p>
      <text:p text:style-name="P15">5. /var/pgp/signierprogramm</text:p>
      <text:p text:style-name="P11">Diese Datei ist ein ausführbares Programm, welches in „C“ geschrieben wurde.</text:p>
      <text:p text:style-name="P11">Der Zweck dieses Programms ist es:</text:p>
      <text:list xml:id="list7924718373878738907" text:style-name="L3">
        <text:list-item>
          <text:p text:style-name="P4">Die pgp-Id, den Fingerprint und die UID des ldaps mittels ARGV 1-3 zu empfangen.</text:p>
        </text:list-item>
        <text:list-item>
          <text:p text:style-name="P4"><text:soft-page-break/>Den public-Key von einem Keyserver herunterzuladen.</text:p>
        </text:list-item>
        <text:list-item>
          <text:p text:style-name="P4">Den Namen und den Fingerprint auf gleichheit zu überprüfen</text:p>
        </text:list-item>
      </text:list>
      <text:p text:style-name="P12">Damit die Methoden und seine Methoden ordentlich arbeiten können werden zunächst folgende char-Arrays definiert:</text:p>
      <text:list xml:id="list7567977203154531385" text:style-name="L5">
        <text:list-header>
          <text:p text:style-name="P6">fingerprint[100], eigener_fingerprint[100], name_unmodifiziert[100], gesamtname[100] und ldap_name[100]</text:p>
        </text:list-header>
      </text:list>
      <text:p text:style-name="P11">Das Programm geht dabei folgendermaßen (Funktionen) vor:</text:p>
      <text:list xml:id="list6483126465179679146" text:style-name="L4">
        <text:list-item>
          <text:p text:style-name="P5">loesche_eindimensionale_Arrays<text:line-break/>Damit sichergestellt ist, dass die Arrays nicht im Zustand undefiniert werden zunächst alle Felder mit einem Leerzeichen befüllt.</text:p>
        </text:list-item>
        <text:list-item>
          <text:p text:style-name="P5">testn_der_Dateien<text:line-break/>Um eine Manipulation an den Zwischenspeichern auszuschließen werden die Dateien fingerprint, name, ldap_name und signieren.sh mit dem schreib-Argument geöffnet und anschließend wieder geschlossen.</text:p>
          <text:p text:style-name="P5">Sollte eine Datei nicht beschreibbar sein, so wird das Programm mit dem Fehler „1“ beendet</text:p>
        </text:list-item>
        <text:list-item>
          <text:p text:style-name="P5">pgp_Befehle_aufrufen</text:p>
          <text:p text:style-name="P5">In dieser Funktion werden alle Befehle, welche mit dem Programm „gpg“ aufgerufen werden verwendet.<text:line-break/>Zunächst wird der public-Key von dem Keyserver heruntergeladen. Anschließend wird der Fingerprint und der Name herausgelesen und in die Dateien „fingerprint“ und „name“ gespeichert.</text:p>
        </text:list-item>
        <text:list-item>
          <text:p text:style-name="P5">speichert_ldap_name_in_Datei</text:p>
          <text:p text:style-name="P5">Diese Funktion liest den passenden „displayName“ von ldap-Server und speichert diesen in der Datei ldap_name.</text:p>
        </text:list-item>
        <text:list-item>
          <text:p text:style-name="P5">fingerprint_aus_Datei_auslesen</text:p>
          <text:p text:style-name="P5">Damit die weiteren Funktionen mit dem vom public-Key ausgelesenen Fingerprint arbeiten können wird nun wieder der zuvor in die Datei „fingerprint“ Fingerprint wieder ausgelesen und in das Array „fingerprint eingelesen.</text:p>
        </text:list-item>
        <text:list-item>
          <text:p text:style-name="P5">name_aus_Datei_auslesen</text:p>
          <text:p text:style-name="P5">Ebenfalls wie der Fingerprint wird in dieser Funktion der Name aus der Datei ausgelesen und in das Array „name_unmodifiziert“ eingelesen.</text:p>
        </text:list-item>
        <text:list-item>
          <text:p text:style-name="P5">ldap_name_aus_Datei_auslesen</text:p>
          <text:p text:style-name="P7">Als letztes dieser Art von Funktionen wird nun der Name, welcher von dem ldap-Server ausgelesen und in die Datei „ldap_name“ geschriebenen wurde wieder ausgelesen und in das Array „lap_nam“ eingelesen.</text:p>
        </text:list-item>
        <text:list-item>
          <text:p text:style-name="P7">entferne_Zwischenzeichen_aus_Fingerprint</text:p>
          <text:p text:style-name="P7">Damit der Fingerprint ordentlich vergleichen werden kann entfernt diese Funktion aus dem per ARGV übergebenen Fingerprint die Zwischenzeichen „-“ und „_“ und schreibt den reinen Fingerprint in das Array „eigener_fingerprint“. </text:p>
        </text:list-item>
        <text:list-item>
          <text:p text:style-name="P7">vergleiche_fingerprint</text:p>
          <text:p text:style-name="P7">Diese Funktion vergleicht nun die beiden Fingerprints „fingerprint“ (Der Fingerprint, welcher aus dem public-Key ausgelesen wurde) mit dem Array „eigener_Fingerprint“ (über ARGV eingelesenen Fingerprint).</text:p>
          <text:p text:style-name="P7">Stimmen diese beiden Arrays nicht überein, so wird das Programm mit dem Fehler „3“ beendet.</text:p>
        </text:list-item>
        <text:list-item>
          <text:p text:style-name="P7">modifiziere_und_vergleiche_Namen</text:p>
          <text:p text:style-name="P7">Der aus dem public-Key ausgeleser Name wird mit dem Namen vom ldap-Server vergleichen.</text:p>
          <text:p text:style-name="P7">Dazu werden die Namen aus den Arrays „ldap_name“ und „name_unmodifiziert“ jeweils in ihre Teilnahmen (1. Vorname, 2. Vorname, 1. Nachneme, ...) in jeweils einem zweidimensionalen Array kopiert.<text:line-break/><text:soft-page-break/>Die nun vorliegenden zweidimensionalen Array werden nun miteinander verglichen. Ziel ist es, dass zwei Teilnamen übereinstimmen. Hat jemand zusätzliche Informationen in seinem E-Mail-Namen wie z.B.: 2. Vorname oder „aktuell“, so werden diese ignoriert.</text:p>
          <text:p text:style-name="P7">Wenn die Funktion am Ende festgestellt hat, dass weniger wie zwei Teilnamen richtig sind, so wird das Programm mit dem Fehler „<text:span text:style-name="T3">2“ beendet</text:span></text:p>
        </text:list-item>
        <text:list-item>
          <text:p text:style-name="P8">signing_sh_anlegen</text:p>
          <text:p text:style-name="P8">Damit die spätere Signierung vollautomatisch ablaufen kann wird nun die Script-Datei „signing.sh“ mit den dafür notwendigen Befehlen <text:s/>beschrieben.</text:p>
        </text:list-item>
        <text:list-item>
          <text:p text:style-name="P8">name_loggen</text:p>
          <text:p text:style-name="P8">Damit das Signieren nachvollziehbar ist wird in diesem letzten Programmabschnitt der aus dem public-Key ausgelesene und modifizierte Name in der Datei „sign.log“ abgespeichert.</text:p>
          <text:p text:style-name="P18">6. <text:span text:style-name="T1">/var/pgp/sign.log</text:span></text:p>
          <text:p text:style-name="P17">Diese Datei beinhaltet alle notwendigen loggingdaten. Dazu gehören z.B.: die IP-Adresse, die UID des users, die Uhrzeit, der Fingerprint, die Key-ID und der aus dem Key ausgelesene Name.</text:p>
        </text:list-item>
      </text:list>
      <text:p text:style-name="P16">7. <text:span text:style-name="T1">/var/www/index.html</text:span></text:p>
      <text:p text:style-name="P13">Die „index.html“ beinhaltet einen kurzen Text, sowie ein Formular, in welches der User seine ID des public-Keys und seinen Fingerprint eingeben kann. Außerdem muss der User noch ein Hacken setzen, dass seine Angaben richtig sind. Mittels eines Button werden die eingegebenen Daten an die Datei „s<text:span text:style-name="T1">ignieren.php“ </text:span>geschickt.</text:p>
      <text:p text:style-name="P16">8. /var/www/signieren.php</text:p>
      <text:p text:style-name="P13">Die Datei überprüft zunächst, ob der User alle Pflichtfelder ausgefüllt hat und anschließend, ob der User bereits zuvor ein Key signiert hat. Sollte dies nicht der Fall sein, so ruft die Datei das Programm „signieren“ auf. Dabei werden per ARGV die ID des public Keys und der Fingerprint übergeben. Außerdem wird dem Programm der aktuell eingeloggte User als UID übergeben.</text:p>
      <text:p text:style-name="P13">Wurde das „signieren“-Programm mit einer „0“ beendet, so war die Überprüfung erfolgreich und der Key kann signiert werden. Hierfür wird einfach nur die Datei „signieren.sh“ aufgerufen.</text:p>
      <text:p text:style-name="P13">Anschließend wird der zuvor unterschriebenen public-Key wieder auf den Keyserver hochgeladen.</text:p>
      <text:p text:style-name="P13">Sollte ein Fehler auftreten, so wird dies dem User über eine geeigenete Fehlermeldung ausgege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9T21:54:27.469048337</meta:creation-date>
    <dc:date>2014-07-09T23:16:41.629788909</dc:date>
    <meta:editing-duration>PT2M12S</meta:editing-duration>
    <meta:editing-cycles>1</meta:editing-cycles>
    <meta:document-statistic meta:table-count="0" meta:image-count="0" meta:object-count="0" meta:page-count="3" meta:paragraph-count="67" meta:word-count="1054" meta:character-count="7803" meta:non-whitespace-character-count="6839"/>
    <meta:generator>LibreOffice/4.2.4.2$Linux_X86_64 LibreOffice_project/420m0$Build-2</meta:generator>
  </office:meta>
</office:document-meta>
</file>